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5e3b" officeooo:paragraph-rsid="001c5e3b"/>
    </style:style>
    <style:style style:name="P2" style:family="paragraph" style:parent-style-name="Standard">
      <style:text-properties fo:font-weight="bold" officeooo:rsid="001e3c7a" officeooo:paragraph-rsid="001e3c7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d3048" officeooo:paragraph-rsid="002d3048" style:font-weight-asian="bold" style:font-weight-complex="bold"/>
    </style:style>
    <style:style style:name="P4" style:family="paragraph" style:parent-style-name="Standard">
      <style:text-properties officeooo:rsid="002018ac" officeooo:paragraph-rsid="002018ac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3c7a" officeooo:paragraph-rsid="001e3c7a" style:font-weight-asian="normal" style:font-weight-complex="normal"/>
    </style:style>
    <style:style style:name="P6" style:family="paragraph" style:parent-style-name="Standard" style:list-style-name="L1">
      <style:text-properties officeooo:rsid="002018ac" officeooo:paragraph-rsid="002018ac"/>
    </style:style>
    <style:style style:name="P7" style:family="paragraph" style:parent-style-name="Standard" style:list-style-name="L2">
      <style:text-properties officeooo:rsid="001c5e3b" officeooo:paragraph-rsid="001c5e3b"/>
    </style:style>
    <style:style style:name="P8" style:family="paragraph" style:parent-style-name="Standard" style:list-style-name="L2">
      <style:text-properties officeooo:rsid="0020f731" officeooo:paragraph-rsid="0020f731"/>
    </style:style>
    <style:style style:name="P9" style:family="paragraph" style:parent-style-name="Standard" style:list-style-name="L2">
      <style:text-properties officeooo:rsid="0020f731" officeooo:paragraph-rsid="002214bd"/>
    </style:style>
    <style:style style:name="P10" style:family="paragraph" style:parent-style-name="Standard" style:list-style-name="L2">
      <style:text-properties officeooo:rsid="002214bd" officeooo:paragraph-rsid="002214bd"/>
    </style:style>
    <style:style style:name="P11" style:family="paragraph" style:parent-style-name="Standard" style:list-style-name="L2">
      <style:text-properties officeooo:rsid="002986e8" officeooo:paragraph-rsid="002b56c4"/>
    </style:style>
    <style:style style:name="P12" style:family="paragraph" style:parent-style-name="Standard" style:list-style-name="L3">
      <style:text-properties fo:font-weight="normal" officeooo:rsid="002214bd" officeooo:paragraph-rsid="002214bd" style:font-weight-asian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normal" officeooo:rsid="002cc76c" officeooo:paragraph-rsid="002cc76c" style:font-weight-asian="normal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weight="normal" officeooo:rsid="002d3048" officeooo:paragraph-rsid="002d3048" style:font-weight-asian="normal" style:font-weight-complex="normal"/>
    </style:style>
    <style:style style:name="P15" style:family="paragraph" style:parent-style-name="Standard">
      <style:text-properties fo:font-weight="normal" officeooo:rsid="00330ca9" officeooo:paragraph-rsid="00330ca9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1e3c7a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3f4ac" officeooo:paragraph-rsid="002cc76c"/>
    </style:style>
    <style:style style:name="P18" style:family="paragraph" style:parent-style-name="Standard" style:list-style-name="L5">
      <style:text-properties officeooo:paragraph-rsid="0034f135"/>
    </style:style>
    <style:style style:name="P19" style:family="paragraph" style:parent-style-name="Standard" style:list-style-name="L5">
      <style:text-properties fo:font-variant="normal" fo:text-transform="none" fo:color="#303030" style:font-name="Open Sans" fo:font-size="11.25pt" fo:letter-spacing="normal" fo:font-style="normal" fo:font-weight="normal" officeooo:rsid="00330ca9" officeooo:paragraph-rsid="00330ca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14bd" style:font-weight-asian="normal" style:font-weight-complex="normal"/>
    </style:style>
    <style:style style:name="T3" style:family="text">
      <style:text-properties fo:font-weight="normal" officeooo:rsid="001e3c7a" style:font-weight-asian="normal" style:font-weight-complex="normal"/>
    </style:style>
    <style:style style:name="T4" style:family="text">
      <style:text-properties fo:font-weight="normal" officeooo:rsid="002cc76c" style:font-weight-asian="normal" style:font-weight-complex="normal"/>
    </style:style>
    <style:style style:name="T5" style:family="text">
      <style:text-properties officeooo:rsid="002018a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2214bd"/>
    </style:style>
    <style:style style:name="T8" style:family="text">
      <style:text-properties officeooo:rsid="002628cd"/>
    </style:style>
    <style:style style:name="T9" style:family="text">
      <style:text-properties officeooo:rsid="002986e8"/>
    </style:style>
    <style:style style:name="T10" style:family="text">
      <style:text-properties officeooo:rsid="002a236e"/>
    </style:style>
    <style:style style:name="T11" style:family="text">
      <style:text-properties officeooo:rsid="002b56c4"/>
    </style:style>
    <style:style style:name="T12" style:family="text">
      <style:text-properties officeooo:rsid="002de936"/>
    </style:style>
    <style:style style:name="T13" style:family="text">
      <style:text-properties officeooo:rsid="0034f135"/>
    </style:style>
    <style:style style:name="T14" style:family="text">
      <style:text-properties fo:font-variant="normal" fo:text-transform="none" fo:color="#303030" style:font-name="Open Sans" fo:font-size="11.25pt" fo:letter-spacing="normal" fo:font-style="normal" fo:font-weight="normal" officeooo:rsid="00330ca9" style:font-weight-asian="normal" style:font-weight-complex="normal"/>
    </style:style>
    <style:style style:name="T15" style:family="text">
      <style:text-properties fo:font-variant="normal" fo:text-transform="none" fo:color="#303030" style:font-name="Open Sans" fo:font-size="11.25pt" fo:letter-spacing="normal" fo:font-style="normal" fo:font-weight="normal" officeooo:rsid="0034f135" style:font-weight-asian="normal" style:font-weight-complex="normal"/>
    </style:style>
    <style:style style:name="T16" style:family="text">
      <style:text-properties officeooo:rsid="0035b93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perts to meet up with:</text:p>
      <text:list xml:id="list5527932068049142039" text:style-name="L5">
        <text:list-item>
          <text:p text:style-name="P19">Sentiment Analysis of Security Expert Discussions on Social Media Platforms (Breu, Sauerwein)<text:line-break/></text:p>
        </text:list-item>
        <text:list-item>
          <text:p text:style-name="P19"><text:a xlink:type="simple" xlink:href="https://www.evazangerle.at/wp-content/uploads/2015/04/masterthesis.pdf">https://www.evazangerle.at/wp-content/uploads/2015/04/masterthesis.pdf</text:a> (Eva Zangerle)<text:line-break/>- <text:span text:style-name="T16">more concerned about performance and paralelism</text:span><text:line-break/></text:p>
        </text:list-item>
        <text:list-item>
          <text:p text:style-name="P18"><text:span text:style-name="T14">More than Bags of Words: Sentiment Analysis with Word Embeddings<text:line-break/></text:span><text:span text:style-name="T15">(Marcelo Jenny - </text:span>Department of Political Science, <text:span text:style-name="T13">UIBK</text:span><text:span text:style-name="T15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6:44:33.140255534</meta:creation-date>
    <dc:date>2018-07-11T01:21:53.784587012</dc:date>
    <meta:editing-duration>PT3H18M1S</meta:editing-duration>
    <meta:editing-cycles>13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48" meta:character-count="377" meta:non-whitespace-character-count="334"/>
  </office:meta>
</office:document-meta>
</file>